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DAs">
      <style:table-properties table:display="true" style:writing-mode="lr-tb"/>
    </style:style>
    <style:style style:name="ta2" style:family="table" style:master-page-name="PageStyle_5f_UDA_5f_Translations">
      <style:table-properties table:display="true" style:writing-mode="lr-tb"/>
    </style:style>
    <style:style style:name="ta3" style:family="table" style:master-page-name="PageStyle_5f_UDA_5f_Values">
      <style:table-properties table:display="true" style:writing-mode="lr-tb"/>
    </style:style>
    <style:style style:name="ta4" style:family="table" style:master-page-name="PageStyle_5f_UDA_5f_Value_5f_Translations">
      <style:table-properties table:display="true" style:writing-mode="lr-tb"/>
    </style:style>
    <style:style style:name="ta5" style:family="table" style:master-page-name="PageStyle_5f_UDA_5f_Default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UDAs.A2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2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2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2">
          <table:error-message table:message-type="stop" table:display="true"/>
        </table:content-validation>
        <table:content-validation table:name="val5" table:condition="of:cell-content-is-in-list(&quot;Create&quot;;&quot;Delete&quot;;&quot;Update&quot;)" table:allow-empty-cell="true" table:display-list="unsorted" table:base-cell-address="UDA_Values.A2">
          <table:error-message table:message-type="stop" table:display="true"/>
        </table:content-validation>
      </table:content-validations>
      <table:table table:name="UD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Single Value?</text:p>
          </table:table-cell>
          <table:table-cell table:style-name="ce1" office:value-type="string" calcext:value-type="string">
            <text:p>Filter Org ID</text:p>
          </table:table-cell>
          <table:table-cell table:style-name="ce1" office:value-type="string" calcext:value-type="string">
            <text:p>Filter Merch ID</text:p>
          </table:table-cell>
          <table:table-cell table:style-name="ce1" office:value-type="string" calcext:value-type="string">
            <text:p>Filter Merch ID Class</text:p>
          </table:table-cell>
          <table:table-cell table:style-name="ce1" office:value-type="string" calcext:value-type="string">
            <text:p>Filter Merch ID Subclass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string" calcext:value-type="string">
            <text:p>Create</text:p>
          </table:table-cell>
          <table:table-cell table:style-name="ce3" office:value-type="float" office:value="18000" calcext:value-type="float">
            <text:p>18000</text:p>
          </table:table-cell>
          <table:table-cell table:style-name="ce3" office:value-type="string" calcext:value-type="string">
            <text:p>Test Diff-20</text:p>
          </table:table-cell>
          <table:table-cell table:style-name="ce2" table:content-validation-name="val2" office:value-type="string" calcext:value-type="string">
            <text:p>Free Form Text</text:p>
          </table:table-cell>
          <table:table-cell table:style-name="ce2" table:content-validation-name="val3" office:value-type="string" calcext:value-type="string">
            <text:p>Alphanumeric</text:p>
          </table:table-cell>
          <table:table-cell table:style-name="ce4" office:value-type="string" calcext:value-type="string">
            <text:p>200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902">
          <table:table-cell table:number-columns-repeated="1024"/>
        </table:table-row>
        <table:table-row table:style-name="ro2" table:number-rows-repeated="10476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Translations" table:style-name="ta2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s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20"/>
        </table:table-row>
        <table:table-row table:style-name="ro1">
          <table:table-cell table:style-name="ce2" table:content-validation-name="val5" office:value-type="string" calcext:value-type="string">
            <text:p>Create</text:p>
          </table:table-cell>
          <table:table-cell table:style-name="ce3" office:value-type="float" office:value="18000" calcext:value-type="float">
            <text:p>18000</text:p>
          </table:table-cell>
          <table:table-cell table:style-name="ce5" office:value-type="float" office:value="18400" calcext:value-type="float">
            <text:p>18400</text:p>
          </table:table-cell>
          <table:table-cell table:style-name="ce6" office:value-type="string" calcext:value-type="string">
            <text:p>Test Diff-20</text:p>
          </table:table-cell>
          <table:table-cell table:number-columns-repeated="1020"/>
        </table:table-row>
        <table:table-row table:style-name="ro1" table:number-rows-repeated="198">
          <table:table-cell table:number-columns-repeated="1024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_Translations" table:style-name="ta4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1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Defaults" table:style-name="ta5">
        <table:table-column table:style-name="co1" table:number-columns-repeated="8" table:default-cell-style-name="Default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ubclass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New UDA Value</text:p>
          </table:table-cell>
          <table:table-cell table:style-name="ce1" office:value-type="string" calcext:value-type="string">
            <text:p>UDA Required?</text:p>
          </table:table-cell>
          <table:table-cell table:number-columns-repeated="1016"/>
        </table:table-row>
        <table:table-row table:style-name="ro1" table:number-rows-repeated="866">
          <table:table-cell table:number-columns-repeated="1024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As" style:display-name="PageStyle_U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Translations" style:display-name="PageStyle_UDA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s" style:display-name="PageStyle_UDA_Val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_5f_Translations" style:display-name="PageStyle_UDA_Valu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Defaults" style:display-name="PageStyle_UDA_Defa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3" meta:object-count="0"/>
    <meta:generator>LibreOfficeDev/6.0.5.2$Linux_X86_64 LibreOffice_project/</meta:generator>
  </office:meta>
</office:document-meta>
</file>